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10000026E3823CBCF0C00622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8.795cm" style:rel-column-width="32767*"/>
    </style:style>
    <style:style style:name="Tabelle1.B" style:family="table-column">
      <style:table-column-properties style:column-width="8.79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fo:font-size="18pt" fo:font-weight="bold" officeooo:paragraph-rsid="0010aef5" style:font-size-asian="18pt" style:font-weight-asian="bold" style:font-size-complex="18pt" style:font-weight-complex="bold"/>
    </style:style>
    <style:style style:name="P2" style:family="paragraph" style:parent-style-name="Footer">
      <style:text-properties fo:font-size="14pt" fo:font-weight="bold" officeooo:rsid="00072964" officeooo:paragraph-rsid="00072964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22f2" officeooo:paragraph-rsid="000722f2" style:font-weight-asian="bold" style:font-weight-complex="bold"/>
    </style:style>
    <style:style style:name="P4" style:family="paragraph" style:parent-style-name="Standard">
      <style:text-properties fo:font-size="14pt" officeooo:rsid="0010aef5" officeooo:paragraph-rsid="0010aef5" style:font-size-asian="14pt" style:font-size-complex="14pt"/>
    </style:style>
    <style:style style:name="P5" style:family="paragraph" style:parent-style-name="Standard">
      <style:text-properties fo:font-size="14pt" officeooo:rsid="0010aef5" officeooo:paragraph-rsid="000722f2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10aef5" officeooo:paragraph-rsid="0010aef5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10aef5" officeooo:paragraph-rsid="00120967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0aef5" officeooo:paragraph-rsid="0010aef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10aef5" officeooo:paragraph-rsid="0010aef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10aef5" officeooo:paragraph-rsid="0010aef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officeooo:rsid="0010aef5" officeooo:paragraph-rsid="0010aef5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10aef5" officeooo:paragraph-rsid="0010aef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3c3c3c" style:font-name="Monospace" fo:font-size="10pt" officeooo:rsid="0010aef5" officeooo:paragraph-rsid="0010aef5" fo:background-color="#e8f2fe" style:font-size-asian="10pt" style:font-size-complex="14pt"/>
    </style:style>
    <style:style style:name="P14" style:family="paragraph" style:parent-style-name="Heading_20_3">
      <style:paragraph-properties fo:text-align="justify" style:justify-single-word="false"/>
      <style:text-properties style:text-underline-style="solid" style:text-underline-width="auto" style:text-underline-color="font-color" fo:font-weight="bold" officeooo:rsid="000722f2" officeooo:paragraph-rsid="00120967" style:font-weight-asian="bold" style:font-weight-complex="bold"/>
    </style:style>
    <style:style style:name="T1" style:family="text">
      <style:text-properties officeooo:rsid="00072964"/>
    </style:style>
    <style:style style:name="T2" style:family="text">
      <style:text-properties officeooo:rsid="00099748"/>
    </style:style>
    <style:style style:name="T3" style:family="text">
      <style:text-properties officeooo:rsid="00120967"/>
    </style:style>
    <style:style style:name="T4" style:family="text">
      <style:text-properties style:font-name="Liberation Sans" fo:font-size="14pt" style:font-size-asian="14pt" style:font-size-complex="14pt"/>
    </style:style>
    <style:style style:name="T5" style:family="text">
      <style:text-properties style:font-name="Liberation Sans" fo:font-size="14pt" officeooo:rsid="0010aef5" style:font-size-asian="14pt" style:font-size-complex="14pt"/>
    </style:style>
    <style:style style:name="T6" style:family="text">
      <style:text-properties officeooo:rsid="001322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14" text:outline-level="3"><text:span text:style-name="T4">Die </text:span><text:span text:style-name="T5">Hypo Privat </text:span><text:span text:style-name="T4">bietet Ihnen als </text:span><text:span text:style-name="T5">Immobilienpromoter</text:span><text:span text:style-name="T4"> eine Reihe an attraktiven Dienstleistungen, welche Sie im Verkauf und der Vermarktung Ihrer Objekte unterstützen.</text:span></text:h>
      <text:p text:style-name="P3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2">Beilage für Verkaufsdokumentation</text:p>
            <text:p text:style-name="P11">Wir erstellen für Sie eine auf Ihr Verkaufsobjekt zugeschnittene <text:span text:style-name="T6"><text:s/></text:span>Beilage. Dieses Dokument enthält ein Finanzierungsbeispiel sowie unsere aktuellen Zinssätze. Die Beilage können Sie mit Ihrer Verkaufsdokumentation an Ihre Kaufinteressenten weitergeben.</text:p>
            <text:p text:style-name="P11"/>
            <text:p text:style-name="P12">Finanzierungsseite in Verkaufsdokumentation</text:p>
            <text:p text:style-name="P11">Erstellen Sie für die geplante Überbauung einen Verkaufsprospekt? Gerne würden wir unser Institut exklusiv als die ideale und kompetente Finanzierungspartnerin in Ihrer Dokumentation vorstellen. Für die Mehrkosten für diese «Finanzierungs-</text:p>
            <text:p text:style-name="P11">seite» beteiligen wir uns mit einem Pauschalbetrag.</text:p>
            <text:p text:style-name="P11"/>
            <text:p text:style-name="P12">Verkaufsstand </text:p>
            <text:p text:style-name="P6">Planen Sie einen Tag der offenen Tür? Beim Verkauf sind wir Ihnen gerne behilflich. Ihre Verkaufsbemühungen könnten wir mit einem Finanzierungsstand für potenzielle Käufer gezielt unterstützen.</text:p>
          </table:table-cell>
          <table:table-cell table:style-name="Tabelle1.B1" office:value-type="string">
            <text:p text:style-name="P9">Eigenheim-Messe<text:span text:style-name="T3">n</text:span></text:p>
            <text:p text:style-name="P6">An unserer beliebten und erfolgreichen, jährlichen Eigenheim-Messen erhalten Sie die Gelegenheit, Ihre Objekte</text:p>
            <text:p text:style-name="P6">an Ihrem eigenen Messestand einem interessierten Publikum zu präsentieren. Die Verkaufs­chancen erhöhen sich so mar</text:p>
            <text:p text:style-name="P6">kant und dies kostenlos.</text:p>
            <text:p text:style-name="P6"/>
            <text:p text:style-name="P8">Hypo-Privat.com</text:p>
            <text:p text:style-name="P6">Auf unserer Investoren Internetplattform erhalten Sie ebenfalls kostenlos <text:s/>die Möglichkeit, Ihre Objekte <text:s/>zu platzieren.</text:p>
            <text:p text:style-name="P6"/>
            <text:p text:style-name="P13">Bitcon anleger Luxary homes anzeigen</text:p>
            <text:p text:style-name="P6"/>
            <text:p text:style-name="P10">Möchten Sie <text:span text:style-name="T3">unsere</text:span> Dienstleistung nutzen?</text:p>
            <text:p text:style-name="P7">Kontaktieren Sie bei Interesse unsere <text:span text:style-name="T3">B</text:span>erater. Sie stehen Ihnen für weitere Informationen gerne zur Verfügung.</text:p>
            <text:p text:style-name="P7">Oder rufen Sie uns an unter</text:p>
            <text:p text:style-name="P6"><text:span text:style-name="T3">+41 78 7720815</text:span>.</text:p>
          </table:table-cell>
        </table:table-row>
      </table:table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fill="solid" draw:fill-color="#ffffcc" draw:fill-image-width="0cm" draw:fill-image-height="0cm"/>
      <style:paragraph-properties fo:background-color="#ffffcc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loext:graphic-properties draw:fill="solid" draw:fill-color="#ffffcc" draw:fill-image-width="0cm" draw:fill-image-height="0cm"/>
      <style:paragraph-properties fo:background-color="#ffffcc" text:number-lines="false" text:line-number="0">
        <style:tab-stops>
          <style:tab-stop style:position="8.795cm" style:type="center"/>
          <style:tab-stop style:position="17.59cm" style:type="right"/>
        </style:tab-stops>
        <style:drop-cap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paragraph-rsid="0010aef5" style:font-size-asian="18pt" style:font-weight-asian="bold" style:font-size-complex="18pt" style:font-weight-complex="bold"/>
    </style:style>
    <style:style style:name="MP2" style:family="paragraph" style:parent-style-name="Footer">
      <style:text-properties fo:font-size="14pt" fo:font-weight="bold" officeooo:rsid="00072964" officeooo:paragraph-rsid="00072964" style:font-size-asian="14pt" style:font-weight-asian="bold" style:font-size-complex="14pt" style:font-weight-complex="bold"/>
    </style:style>
    <style:style style:name="MT1" style:family="text">
      <style:text-properties officeooo:rsid="00072964"/>
    </style:style>
    <style:style style:name="MT2" style:family="text">
      <style:text-properties officeooo:rsid="0009974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paragraph" svg:x="0.931cm" svg:y="-1.168cm" svg:width="2.041cm" svg:height="2.141cm" draw:z-index="0"><draw:image xlink:href="Pictures/10000000000002510000026E3823CBCF0C006224.png" xlink:type="simple" xlink:show="embed" xlink:actuate="onLoad"/></draw:frame> <text:span text:style-name="MT1">Hypo Privat Immobilien Promoter</text:span></text:p>
      </style:header>
      <style:footer>
        <text:p text:style-name="MP2">Bei fragen rufen Sie uns bitte an oder schreiben ei<text:span text:style-name="MT2">ne</text:span> Mail gert@hypo-privat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7:07:42.081371421</meta:creation-date>
    <meta:generator>LibreOffice/5.1.4.2$Linux_X86_64 LibreOffice_project/10m0$Build-2</meta:generator>
    <dc:date>2017-02-20T17:53:51.310028250</dc:date>
    <meta:editing-duration>PT36M44S</meta:editing-duration>
    <meta:editing-cycles>8</meta:editing-cycles>
    <meta:document-statistic meta:table-count="1" meta:image-count="1" meta:object-count="0" meta:page-count="1" meta:paragraph-count="21" meta:word-count="220" meta:character-count="1730" meta:non-whitespace-character-count="1526"/>
  </office:meta>
</office:document-meta>
</file>